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color="#000000"/>
    </style:style>
    <style:style style:name="P3" style:family="paragraph" style:parent-style-name="Text_20_body">
      <style:paragraph-properties fo:break-before="page"/>
      <style:text-properties fo:color="#000000"/>
    </style:style>
    <style:style style:name="P4" style:family="paragraph" style:parent-style-name="Text_20_body">
      <style:text-properties fo:color="#000000"/>
    </style:style>
    <style:style style:name="P5" style:family="paragraph" style:parent-style-name="Text_20_body" style:list-style-name="L1">
      <style:text-properties fo:color="#000000"/>
    </style:style>
    <style:style style:name="P6" style:family="paragraph" style:parent-style-name="Heading_20_1">
      <style:paragraph-properties fo:break-before="page"/>
    </style:style>
    <style:style style:name="P7" style:family="paragraph" style:parent-style-name="Обычный1" style:master-page-name="MPF0">
      <style:paragraph-properties fo:line-height="100%" fo:text-align="center" style:justify-single-word="false" style:page-number="3" fo:break-before="page"/>
    </style:style>
    <style:style style:name="T1" style:family="text">
      <style:text-properties fo:color="#000000" fo:language="en" fo:country="US"/>
    </style:style>
    <style:style style:name="T2" style:family="text">
      <style:text-properties fo:color="#000000" style:font-name="Times New Roman" fo:language="en" fo:country="US"/>
    </style:style>
    <style:style style:name="T3" style:family="text">
      <style:text-properties fo:color="#000000" style:font-name="Times New Roman" fo:font-size="14pt" fo:language="en" fo:country="US" style:font-name-asian="TimesNewRomanPSMT" style:font-size-asian="14pt" style:font-name-complex="TimesNewRomanPSMT" style:font-size-complex="14pt"/>
    </style:style>
    <style:style style:name="T4" style:family="text">
      <style:text-properties style:use-window-font-color="true" style:font-name="Times New Roman" fo:font-size="14pt" style:font-name-asian="ArialMT" style:font-size-asian="14pt" style:font-name-complex="ArialMT" style:font-size-complex="1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7"><text:span text:style-name="Default_20_Paragraph_20_Font"><text:span text:style-name="T1"/></text:span></text:p>
      <text:h text:style-name="P6" text:outline-level="1"><text:span text:style-name="Default_20_Paragraph_20_Font"><text:span text:style-name="T2">ОХРАНА ТРУДА, ЭКОЛОГИЧЕСКАЯ БЕЗОПАСНОСТЬ, ЭНЕРГОСБЕРЕЖЕНИЕ</text:span></text:span></text:h>
      <text:h text:style-name="Heading_20_2" text:outline-level="2"><text:span text:style-name="Default_20_Paragraph_20_Font"><text:span text:style-name="T3">Проектирование мер по обеспечению эргономических требований к организации рабочего места разработчика Интернет – приложений</text:span></text:span></text:h>
      <text:p text:style-name="P2">При работе с персональными компьютерами возникает ряд опасных и вредных факторов: возможность поражения электрическим током, недостаточность или качественность освещения, электромагнитные излучения, шум, нерациональная организация рабочих мест и низкие эргономические качества изделий оказывающих негативное воздействие на зрение и опорно-двигательный аппарат человека. Максимально обезопасить разработчиков Интернет-приложений можно используя только весь комплекс технических, организационных и медико-профилактических мероприятий.</text:p>
      <text:p text:style-name="P2">Опишем алгоритм таких мероприятий:</text:p>
      <text:list xml:id="list2057241150" text:style-name="L1">
        <text:list-item>
          <text:p text:style-name="P5">создание полного описания характеристик проектируемого рабочего места <text:s/>с учетом особенностей его эксплуатации;</text:p>
        </text:list-item>
        <text:list-item>
          <text:p text:style-name="P5">выбор оборудования и аппаратного обеспечения в соответствии с требованиями к эргономическим показателям (включая обоснование решений по их обеспечению);</text:p>
        </text:list-item>
        <text:list-item>
          <text:p text:style-name="P5">оценка эргономичности принятых решений.</text:p>
        </text:list-item>
      </text:list>
      <text:p text:style-name="P2">Наиболее ответственным этапом является выбор оборудования и аппаратного обеспечения. При этом необходимо учитывать вид выполняемой сотрудником работы, среднюю квалификацию пользователей, среднее время, проводимое им за рабочим местом и другие факторы.</text:p>
      <text:p text:style-name="P2">Рабочее место должно быть устроено так, чтобы минимизировать электромагнитное и электростатическое излучение, негативное воздействие на зрение и опорно-двигательный аппарат. Последнее достигается, в частности, с помощью правильного выбора офисного оборудования (кресел, столов, настольных и общих осветительных приборов и др.). </text:p>
      <text:p text:style-name="P2">Рациональная организация помещений включает в себя организацию освещения и правильную эксплуатацию осветительных установок, поддержание оптимального микроклимата, защиту работающих от шума, исключение взаимного влияния мониторов соседних рабочих мест и другие меры. Другими опасными факторами являются возможное поражение оператора <text:soft-page-break/>электрическим током и при возникновении пожара. Медико-профилактические и оздоровительные мероприятия включают регулярные медицинские осмотры, правильный режим труда и отдыха, периодические физкультурные паузы, ежечасные профилактические прогулки, физкультурные разминки для глазных мышц, небольшие разминки для ладоней и пальцев рук и ног и другие мероприятия.</text:p>
      <text:p text:style-name="P2">Каждому, кому приходится работать за компьютером, хорошо знакомо чувство усталости. Человек почти не замечает её в ходе работы и может, увлекшись, просидеть за компьютером не один час. При этом сотрудник может длительное время находится в неизменяемом положении, приводящем к мышечно-скелетному напряжению. Кроме того, постоянное напряжение глаз вызывает утомление, резь и мельтешение в глазах, головную боль. Для избежания такого состояния требуется создать специальных механизм напоминания о необходимости постоянных физических зарядок, смены положения тела, некоторых физических упражнений для различных частей тела.</text:p>
      <text:p text:style-name="P2">Фактором, влияющим на нарушение здоровья пользователя персонального компьютера, является воздействие электромагнитных излучений видимого спектра, крайне низких, сверхнизких и высоких частот. Для разработчика Интернет-приложений также фактором может стать использование беспроводных сетей. Особенно часто с такими сетями встречаются разработчики работающие с мобильными устройствами (мобильные телефоны, карманные персональные компьютеры, планшетные персональные компьютеры, ноутбуки). Все эти излучения действуют на нервную систему. </text:p>
      <text:p text:style-name="P2">Совокупность изменений, наблюдаемых в состоянии здоровья профессиональных пользователей персональных компьютеров, включают заболевания опорно-двигательного аппарата, органов зрения, центральной нервной и сердечно-сосудистых систем, верхних дыхательных путей, желудочно-кишечного тракта, аллергических расстройств, а также присущую для инженеров программного обеспечения тоннельный синдром. </text:p>
      <text:p text:style-name="P2">Воспалительные заболевания <text:span text:style-name="T4">суставов опасны тем, что их первичные признаки не вызывают у людей особого беспокойства. Когда у работающего за компьютером человека впервые появляется легкая боль или онемение в руках, избавиться от этих симптомов позволяет простая разминка или разогревающие мази и гели. Но не леченное заболевание прогрессирует и приводит к осложнениям. Вследствие перенесенных воспалительных заболеваний соединительная ткань, поддерживающая хрящи, суставы и органы в организме, </text:span><text:soft-page-break/><text:span text:style-name="T4">перестает выполнять свои функции. Она перерождается в абсолютно не </text:span><text:span text:style-name="T4">функциональную (не патогенную, но бесполезную) ткань.</text:span></text:p>
      <text:p text:style-name="P2">Кроме того, воздействие компьютера осложняет течение беременности и родов, неблагоприятно влияет на плод. Существуют записи о поступлении жалою на зуд кожи и кожные высыпания, развития у сотрудников катаракты, а также повышенным уровнем онкологических заболеваний. Работа предприятия требует повышенных умственных усилий и большого нервно-эмоционального напряжения, решения в ограниченное время сложных задач, высокой концентрации внимания и особой ответственности выполняемого задания. Это также влияет на нервную систему и психическое состояние человека.</text:p>
      <text:h text:style-name="Heading_20_2" text:outline-level="2">Описание условий организации рабочего места разработчика Интернет-приложения</text:h>
      <text:p text:style-name="P2">Задачей конструкции рабочего стола является обеспечение оптимального размещения используемого оборудования с учётом его количества и конструктивных особенностей, характера выполняемой работы на рабочей поверхности. Допускается использование рабочих столов различных конструкций, отвечающих современным требованиям эргономики. При этом необходимо учитывать антропометрических характеристики работающего и располагать оборудование с учетом зоны наблюдения и досягаемости рук. На данный момент рабочий стол представляет собой квадрат размерами 2 на 2 метра с вырезанным (радиус 90-100 см) полукругом на одном угле. Таким площадь рабочей поверхности примерно равна трём квадратным метрам. Данной площади достаточно для размещения персонального компьютера (монитора, клавиатуры, мыши, системного блока), необходимых документов, канцелярских принадлежностей и др.</text:p>
      <text:p text:style-name="P2">Высота рабочей поверхности стола 725 мм, что соответствует необходимому нормативу. Пространство для ног составляет 700 мм (соответствует необходимому нормативу в 600 мм), ширина пространства для ног примерно равна 800 мм, глубина на уровне колен - зависит от положения сидящего варьируется от 400 мм до 1000 мм. Рабочая поверхность не имеет острых углов и краев. Регулировка высоты стола заменена возможностью регулирования высоты сидения.</text:p>
      <text:p text:style-name="P2">Для исключения попадания отраженных бликов в глаза пользователей покрытие рабочей поверхность стола имеет матовую фактуру. </text:p>
      <text:p text:style-name="P2">Конструкция рабочего кресла обеспечивает поддержание рациональной <text:soft-page-break/>рабочей позы при работе с персональным компьютером, а также позволяет изменять позу с целью снижения статического напряжения мышц шейно-плечевой области и спины для предупреждения развития утомления. Тип рабочего кресла позволяет поворачиваться на нём, что в свою очередь даёт возможность удобно использовать весь стол без траты дополнительных усилий.</text:p>
      <text:p text:style-name="P2">Рабочее место располагается в комнате, которая позволяет открывать окна и двери одновременно для проветривания помещения. А также комната оборудована кондиционером. Таким образом, на рабочем месте обеспечиваются необходимые параметры микроклимата. Эти параметры обеспечивают сохранение нормального функционального и теплового состояния организма при длительной и систематической работе, что является предпосылкой высокого уровня работоспособности. Рабочее место оборудованно персональным вентилятором с возможностью включения тёплого воздуха. Что позволяет быстро создать персональные условия микроклимата.</text:p>
      <text:p text:style-name="P2">Рабочее место не оборудованно специализированной подставкой для ног. <text:s/>Для улучшения данного показателя опишем необходимые требования для подставки. Необходимые параметры подставки для ног, следующие: ширина не менее 300 мм, глубина не менее 400 мм, регулировка по высоте в пределах до 150 мм и по углу наклона опорной поверхности подставки до 20 градусов. А также рифленая поверхность и бортик высотой 10 мм по переднему краю.</text:p>
      <text:p text:style-name="P2">Клавиатура изготовлена в качестве отдельного устройства с возможностью свободного размещения. В соответствии с эргономическими требованиями монитор располагается выше поверхности, на которой установлена клавиатура. При это есть возможность изменять высоту экрана монитора, расстояние от монитора до края стола. Расположение клавиатуры регулируется сотрудником, по его желанию клавиатура может находится в любой части стола (включая возможность расположения клавиатуры на расстоянии 100-300 мм от переднего края стола, чтобы запястья рук опирались на стол). Клавиатура имеет плоскую форму (10-15 мм), а также имеет опорное приспособление, позволяющее изменять угол наклона её поверхности в пределах от 5 до 15 градусов. Кресло и клавиатура могут быть размещены так, чтобы не приходилось дотягиваться до них. Это позволяет снизить нагрузку на локтевой сустав. Что снижает вероятность болезни при которой уменьшается количество выделяемой смазочной жидкости для данного сустава; уменьшает трение костей и хрящей друг о друга.</text:p>
      <text:p text:style-name="P2">Для эффективного использования манипулятора типа «мышь» необходим специальный коврик-планшет. Рабочее место таким ковриком не оборудованно. <text:soft-page-break/>Требования предъявляемые к коврику следующие: во-первых, хорошо держаться на поверхности стола, во-вторых, материал верхней поверхности планшета должен обеспечивать хорошее считывание движения манипулятора с датчиков движения (шарик, оптический или лазерный датчик движения), данный коврик-планшет не должен затруднять движение мыши. На данный момент в качестве поверхности для манипулятора типа мышь используется стол стол обеспечивает хорошее считывание движения манипулятора, а также не затрудняет движения мыши.</text:p>
      <text:p text:style-name="P2">Естественное освещение осуществляется через окна, ориентированные преимущественно на север. В светлое время суток освещения достаточно для чтения литературы без какого либо напряжения для глаз. Искусственное освещение в помещениях с компьютерами осуществляется системой общего равномерного освещения. Для случаев необходимости работы с документами рабочее место оборудованно дополнительным светильником местного освещения, предназначенные для освещения зоны расположения документов.</text:p>
      <text:p text:style-name="P2">Для более безопасного и продуктивного труда сотрудника необходимо уделять огромное внимание эксплуатируемой технике. Вычислительная техника должна соответствовать современным технологиям развития компьютерной техники. Руководство предприятия должно следить за своевременным обновлением аппаратно-программного комплекса рабочего места сотрудника. В качестве текущих показателей желательно использование жидко-кристаллических мониторов.</text:p>
      <text:p text:style-name="P2">Для борьбы с монотонной нагрузкой используется специальное программное обеспечение напоминающее о необходимости перемены деятельности. В качестве такой перемены используются музыкальные паузы, небольшие физкультурные упражнения (разминка рук, небольшая прогулка), физические упражнения для глаз. Особое внимание уделяется смене положения всего организма, а также физическим упражнениям для глаз и пальцев рук.</text:p>
      <text:p text:style-name="P2">В данном разделе были описаны текущие условия работы. Они были сравнены с необходимыми показателями. В результате можно сделать вывод, что рабочее место обеспечено необходимым эргономическим требованиям рабочего места, что позволяет сохранить хорошую работоспособность в течение всего рабочего дня, а также уменьшить утомляемость.</text:p>
      <text:p text:style-name="P2"/>
      <text:p text:style-name="P2"/>
      <text:p text:style-name="P2"><text:a xlink:type="simple" xlink:href="http://www.rhr.ru/index/midday/6976,0.html"/></text:p>
      <text:p text:style-name="P3"><text:a xlink:type="simple" xlink:href="http://www.rhr.ru/index/midday/6976,0.html">http://www.rhr.ru/index/midday/6976,0.html</text:a></text:p>
      <text:p text:style-name="P2">Оскерко Т. Работа за компьютером. Вопросы охраны труда / Т. Оскерко. - Минск: Регистр, 2007. - 144 с.</text:p>
      <text:p text:style-name="P2">Шумилин В.К. Охрана труда на рабочих местах с компьютером / В. К. Шумилин, Е. П. Палькеев, В. М. Баринова, Е. В. Пашаева - М.: Нела-Информ, 2004. 160 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fo:margin-left="0cm" fo:margin-right="0cm" fo:margin-top="0cm" fo:margin-bottom="0.212cm" fo:line-height="120%" fo:text-align="justify" style:justify-single-word="false" fo:hyphenation-ladder-count="no-limit" fo:text-indent="0.9cm" style:auto-text-indent="false" style:page-number="auto" style:shadow="none">
        <style:tab-stops>
          <style:tab-stop style:position="15.998cm" style:type="right" style:leader-style="dotted" style:leader-text="."/>
        </style:tab-stops>
      </style:paragraph-properties>
      <style:text-properties fo:font-size="14pt" style:font-size-asian="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master-page-name="">
      <style:paragraph-properties fo:margin-top="0.42cm" fo:margin-bottom="0.349cm" fo:line-height="120%" fo:text-align="center" style:justify-single-word="false" fo:hyphenation-ladder-count="no-limit" style:page-number="auto" fo:break-before="page" fo:background-color="transparent">
        <style:tab-stops/>
        <style:background-image/>
      </style:paragraph-properties>
      <style:text-properties style:font-name="Times New Roman1"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margin-left="0cm" fo:margin-right="0cm" fo:margin-top="0.42cm" fo:margin-bottom="0.409cm" fo:line-height="150%" fo:hyphenation-ladder-count="no-limit" fo:text-indent="1.199cm" style:auto-text-indent="false"/>
      <style:text-properties style:font-name="Times New Roman1" fo:font-weight="bold"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Обычный1" style:family="paragraph">
      <style:paragraph-properties fo:line-height="150%" fo:orphans="2" fo:widows="2" fo:hyphenation-ladder-count="no-limit"/>
      <style:text-properties fo:font-size="10pt" fo:language="en" fo:country="US" style:font-name-asian="Arial" style:font-size-asian="10pt" style:font-name-complex="Times New Roman" style:font-size-complex="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margin-top="0.42cm" fo:margin-bottom="0.409cm" fo:text-align="center" style:justify-single-word="false" fo:hyphenation-ladder-count="no-limit" style:shadow="none" text:number-lines="false" text:line-number="0"/>
      <style:text-properties style:font-name="Times New Roman1" fo:font-size="14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line-height="150%" fo:hyphenation-ladder-count="no-limit">
        <style:tab-stops>
          <style:tab-stop style:position="16.999cm" style:type="right" style:leader-style="dotted" style:leader-text="."/>
        </style:tab-stops>
      </style:paragraph-properties>
      <style:text-properties fo:font-size="14pt" style:font-size-asian="14pt" fo:hyphenate="false" fo:hyphenation-remain-char-count="0" fo:hyphenation-push-char-count="0"/>
    </style:style>
    <style:style style:name="Contents_20_2" style:display-name="Contents 2" style:family="paragraph" style:parent-style-name="Index" style:class="index">
      <style:paragraph-properties fo:margin-left="0.499cm" fo:margin-right="0cm" fo:line-height="150%" fo:hyphenation-ladder-count="no-limit" fo:text-indent="0cm" style:auto-text-indent="false">
        <style:tab-stops>
          <style:tab-stop style:position="16.499cm" style:type="right" style:leader-style="dotted" style:leader-text="."/>
        </style:tab-stops>
      </style:paragraph-properties>
      <style:text-properties fo:font-size="14pt" style:font-size-asian="14pt" fo:hyphenate="false" fo:hyphenation-remain-char-count="0" fo:hyphenation-push-char-count="0"/>
    </style:style>
    <style:style style:name="Table" style:family="paragraph" style:parent-style-name="Caption" style:class="extra">
      <style:paragraph-properties fo:hyphenation-ladder-count="no-limit"/>
      <style:text-properties fo:font-size="14pt" fo:font-style="normal" style:font-size-asian="14pt" style:font-style-asian="norm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rawing" style:family="paragraph" style:parent-style-name="Caption" style:class="extra">
      <style:paragraph-properties fo:text-align="center" style:justify-single-word="false" fo:hyphenation-ladder-count="no-limit"/>
      <style:text-properties fo:font-size="14pt" fo:font-style="normal" style:font-size-asian="14pt" style:font-style-asian="norm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_3f__3f__3f__3f__3f__3f__3f_" style:display-name="???????"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20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3f__3f__3f__20__3f__20__3f__3f__3f__3f__3f__3f__3f__3f_" style:display-name="?????? ?????? ? ????????" style:family="paragraph" style:parent-style-name="_3f__3f__3f__3f__3f__3f__3f_">
      <style:paragraph-properties fo:margin-left="0cm" fo:margin-right="0cm" fo:hyphenation-ladder-count="no-limit" fo:text-indent="0.6cm" style:auto-text-indent="false"/>
      <style:text-properties fo:hyphenate="false" fo:hyphenation-remain-char-count="0" fo:hyphenation-push-char-count="0"/>
    </style:style>
    <style:style style:name="_3f__3f__3f__3f_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fo:hyphenation-remain-char-count="0" fo:hyphenation-push-char-count="0"/>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WW-_3f__3f__3f__3f__3f__3f__3f__3f__3f_" style:display-name="WW-?????????"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 style:display-name="WW-????????? 1"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 style:display-name="WW-????????? 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_3f_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7e_LT_7e_Gliederung_20_1" style:display-name="???????~LT~Gliederung 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_3f__3f__3f__3f__3f__3f__3f__7e_LT_7e_Gliederung_20_2" style:display-name="???????~LT~Gliederung 2" style:family="paragraph" style:parent-style-name="_3f__3f__3f__3f__3f__3f__3f__7e_LT_7e_Gliederung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7e_LT_7e_Gliederung_20_3" style:display-name="???????~LT~Gliederung 3" style:family="paragraph" style:parent-style-name="_3f__3f__3f__3f__3f__3f__3f__7e_LT_7e_Gliederung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7e_LT_7e_Gliederung_20_4" style:display-name="???????~LT~Gliederung 4" style:family="paragraph" style:parent-style-name="_3f__3f__3f__3f__3f__3f__3f__7e_LT_7e_Gliederung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7e_LT_7e_Gliederung_20_5" style:display-name="???????~LT~Gliederung 5" style:family="paragraph" style:parent-style-name="_3f__3f__3f__3f__3f__3f__3f__7e_LT_7e_Gliederung_20_4">
      <style:paragraph-properties fo:margin-top="0cm" fo:margin-bottom="0.101cm" fo:hyphenation-ladder-count="no-limit"/>
      <style:text-properties fo:hyphenate="false" fo:hyphenation-remain-char-count="0" fo:hyphenation-push-char-count="0"/>
    </style:style>
    <style:style style:name="_3f__3f__3f__3f__3f__3f__3f__7e_LT_7e_Gliederung_20_6" style:display-name="???????~LT~Gliederung 6" style:family="paragraph" style:parent-style-name="_3f__3f__3f__3f__3f__3f__3f__7e_LT_7e_Gliederung_20_5">
      <style:paragraph-properties fo:hyphenation-ladder-count="no-limit"/>
      <style:text-properties fo:hyphenate="false" fo:hyphenation-remain-char-count="0" fo:hyphenation-push-char-count="0"/>
    </style:style>
    <style:style style:name="_3f__3f__3f__3f__3f__3f__3f__7e_LT_7e_Gliederung_20_7" style:display-name="???????~LT~Gliederung 7" style:family="paragraph" style:parent-style-name="_3f__3f__3f__3f__3f__3f__3f__7e_LT_7e_Gliederung_20_6">
      <style:paragraph-properties fo:hyphenation-ladder-count="no-limit"/>
      <style:text-properties fo:hyphenate="false" fo:hyphenation-remain-char-count="0" fo:hyphenation-push-char-count="0"/>
    </style:style>
    <style:style style:name="_3f__3f__3f__3f__3f__3f__3f__7e_LT_7e_Gliederung_20_8" style:display-name="???????~LT~Gliederung 8" style:family="paragraph" style:parent-style-name="_3f__3f__3f__3f__3f__3f__3f__7e_LT_7e_Gliederung_20_7">
      <style:paragraph-properties fo:hyphenation-ladder-count="no-limit"/>
      <style:text-properties fo:hyphenate="false" fo:hyphenation-remain-char-count="0" fo:hyphenation-push-char-count="0"/>
    </style:style>
    <style:style style:name="_3f__3f__3f__3f__3f__3f__3f__7e_LT_7e_Gliederung_20_9" style:display-name="???????~LT~Gliederung 9" style:family="paragraph" style:parent-style-name="_3f__3f__3f__3f__3f__3f__3f__7e_LT_7e_Gliederung_20_8">
      <style:paragraph-properties fo:hyphenation-ladder-count="no-limit"/>
      <style:text-properties fo:hyphenate="false" fo:hyphenation-remain-char-count="0" fo:hyphenation-push-char-count="0"/>
    </style:style>
    <style:style style:name="_3f__3f__3f__3f__3f__3f__3f__7e_LT_7e_Titel" style:display-name="???????~LT~Titel"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7e_LT_7e_Untertitel" style:display-name="???????~LT~Untertitel"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7e_LT_7e_Notizen" style:display-name="???????~LT~Notizen"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_3f__3f__3f__3f__3f__3f__3f__7e_LT_7e_Hintergrundobjekte" style:display-name="???????~LT~Hintergrundobjekte" style:family="paragraph">
      <style:paragraph-properties fo:hyphenation-ladder-count="no-limit" style:text-autospace="none"/>
      <style:text-properties fo:hyphenate="false" fo:hyphenation-remain-char-count="0" fo:hyphenation-push-char-count="0"/>
    </style:style>
    <style:style style:name="_3f__3f__3f__3f__3f__3f__3f__7e_LT_7e_Hintergrund" style:display-name="???????~LT~Hintergrund" style:family="paragraph">
      <style:paragraph-properties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_3f__3f__3f__3f__3f__3f__3f__3f__3f_1" style:display-name="WW-?????????1"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3f__3f__3f__3f__3f_" style:display-name="????????????"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20__3f__3f__3f__3f_" style:display-name="??????? ????" style:family="paragraph">
      <style:paragraph-properties fo:hyphenation-ladder-count="no-limit" style:text-autospace="none"/>
      <style:text-properties fo:hyphenate="false" fo:hyphenation-remain-char-count="0" fo:hyphenation-push-char-count="0"/>
    </style:style>
    <style:style style:name="_3f__3f__3f_" style:display-name="???" style:family="paragraph">
      <style:paragraph-properties fo:hyphenation-ladder-count="no-limit" style:text-autospace="none"/>
      <style:text-properties fo:hyphenate="false" fo:hyphenation-remain-char-count="0" fo:hyphenation-push-char-count="0"/>
    </style:style>
    <style:style style:name="_3f__3f__3f__3f__3f__3f__3f__3f__3f__3f_" style:display-name="??????????"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WW-_3f__3f__3f__3f__3f__3f__3f__3f__3f__20_11" style:display-name="WW-????????? 1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 style:display-name="WW-????????? 21" style:family="paragraph" style:parent-style-name="WW-_3f__3f__3f__3f__3f__3f__3f__3f__3f__20_1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3f__3f__20_3" style:display-name="????????? 3" style:family="paragraph" style:parent-style-name="WW-_3f__3f__3f__3f__3f__3f__3f__3f__3f__20_21">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3f__3f__20_4" style:display-name="????????? 4" style:family="paragraph" style:parent-style-name="_3f__3f__3f__3f__3f__3f__3f__3f__3f_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3f__3f__20_5" style:display-name="????????? 5" style:family="paragraph" style:parent-style-name="_3f__3f__3f__3f__3f__3f__3f__3f__3f__20_4">
      <style:paragraph-properties fo:margin-top="0cm" fo:margin-bottom="0.101cm" fo:hyphenation-ladder-count="no-limit"/>
      <style:text-properties fo:hyphenate="false" fo:hyphenation-remain-char-count="0" fo:hyphenation-push-char-count="0"/>
    </style:style>
    <style:style style:name="_3f__3f__3f__3f__3f__3f__3f__3f__3f__20_6" style:display-name="????????? 6" style:family="paragraph" style:parent-style-name="_3f__3f__3f__3f__3f__3f__3f__3f__3f__20_5">
      <style:paragraph-properties fo:hyphenation-ladder-count="no-limit"/>
      <style:text-properties fo:hyphenate="false" fo:hyphenation-remain-char-count="0" fo:hyphenation-push-char-count="0"/>
    </style:style>
    <style:style style:name="_3f__3f__3f__3f__3f__3f__3f__3f__3f__20_7" style:display-name="????????? 7" style:family="paragraph" style:parent-style-name="_3f__3f__3f__3f__3f__3f__3f__3f__3f__20_6">
      <style:paragraph-properties fo:hyphenation-ladder-count="no-limit"/>
      <style:text-properties fo:hyphenate="false" fo:hyphenation-remain-char-count="0" fo:hyphenation-push-char-count="0"/>
    </style:style>
    <style:style style:name="_3f__3f__3f__3f__3f__3f__3f__3f__3f__20_8" style:display-name="????????? 8" style:family="paragraph" style:parent-style-name="_3f__3f__3f__3f__3f__3f__3f__3f__3f__20_7">
      <style:paragraph-properties fo:hyphenation-ladder-count="no-limit"/>
      <style:text-properties fo:hyphenate="false" fo:hyphenation-remain-char-count="0" fo:hyphenation-push-char-count="0"/>
    </style:style>
    <style:style style:name="_3f__3f__3f__3f__3f__3f__3f__3f__3f__20_9" style:display-name="????????? 9" style:family="paragraph" style:parent-style-name="_3f__3f__3f__3f__3f__3f__3f__3f__3f__20_8">
      <style:paragraph-properties fo:hyphenation-ladder-count="no-limit"/>
      <style:text-properties fo:hyphenate="false" fo:hyphenation-remain-char-count="0" fo:hyphenation-push-char-count="0"/>
    </style:style>
    <style:style style:name="WW-_3f__3f__3f__3f__3f__3f__3f__3f__3f_12" style:display-name="WW-?????????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 style:display-name="WW-????????? 1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 style:display-name="WW-????????? 2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 style:display-name="WW-?????????123"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 style:display-name="WW-????????? 1123"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 style:display-name="WW-????????? 2123" style:family="paragraph" style:parent-style-name="WW-_3f__3f__3f__3f__3f__3f__3f__3f__3f__20_1123">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WW-_3f__3f__3f__3f__3f__3f__3f__3f__3f_1234" style:display-name="WW-?????????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34" style:display-name="WW-????????? 1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34" style:display-name="WW-????????? 2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45" style:display-name="WW-?????????12345"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45" style:display-name="WW-????????? 112345"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45" style:display-name="WW-????????? 212345" style:family="paragraph" style:parent-style-name="WW-_3f__3f__3f__3f__3f__3f__3f__3f__3f__20_112345">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Заголовок_20_Без_20_Нумерации" style:display-name="Заголовок Без Нумерации" style:family="paragraph" style:parent-style-name="Heading_20_1" style:default-outline-level="" style:list-style-name="" style:class="text">
      <style:paragraph-properties text:number-lines="false" text:line-number="0"/>
    </style:style>
    <style:style style:name="Основной_20_текст_20_содержания" style:display-name="Основной текст содержания" style:family="paragraph" style:parent-style-name="Text_20_body">
      <style:paragraph-properties fo:margin-left="0cm" fo:margin-right="0cm" fo:text-align="start" style:justify-single-word="false" fo:text-indent="0cm" style:auto-text-indent="false"/>
      <style:text-properties fo:font-size="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Листинг_20_кода" style:display-name="Листинг кода" style:family="paragraph" style:parent-style-name="Normal" style:class="extra">
      <style:paragraph-properties fo:orphans="2" fo:widows="2" fo:hyphenation-ladder-count="no-limit" style:text-autospace="none" style:vertical-align="auto"/>
      <style:text-properties style:font-name="Times New Roman" fo:font-size="12pt" fo:language="en" fo:country="US" style:letter-kerning="false" style:font-size-asian="12pt" style:font-name-complex="LucidaGrande" style:font-size-complex="12pt" fo:hyphenate="true" fo:hyphenation-remain-char-count="0" fo:hyphenation-push-char-count="0"/>
    </style:style>
    <style:style style:name="Безымянный1" style:family="paragraph" style:parent-style-name="Листинг_20_кода"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199cm" fo:margin-bottom="0.3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101cm" text:min-label-distance="0.15cm"/>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Ivan Sidarau</meta:initial-creator>
    <dc:creator>Ivan Sidarau</dc:creator>
    <meta:creation-date>2010-04-14T22:00:00Z</meta:creation-date>
    <dc:date>2010-05-23T18:03:52</dc:date>
    <meta:editing-cycles>466</meta:editing-cycles>
    <meta:editing-duration>PT72H03M59S</meta:editing-duration>
    <meta:document-statistic meta:table-count="0" meta:image-count="0" meta:object-count="0" meta:page-count="7" meta:paragraph-count="32" meta:word-count="1395" meta:character-count="11618"/>
    <meta:template xlink:type="simple" xlink:actuate="onRequest" xlink:title="" xlink:href="Normal.dotm"/>
  </office:meta>
</office:document-meta>
</file>